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e058"/>
    </style:style>
    <style:style style:name="P2" style:family="paragraph" style:parent-style-name="Standard">
      <style:text-properties officeooo:rsid="0002b866" officeooo:paragraph-rsid="0002b866"/>
    </style:style>
    <style:style style:name="P3" style:family="paragraph" style:parent-style-name="Standard">
      <style:text-properties officeooo:rsid="0005deff" officeooo:paragraph-rsid="0005deff"/>
    </style:style>
    <style:style style:name="P4" style:family="paragraph" style:parent-style-name="Standard">
      <style:text-properties officeooo:rsid="0007a25d" officeooo:paragraph-rsid="0007a25d"/>
    </style:style>
    <style:style style:name="P5" style:family="paragraph" style:parent-style-name="Standard">
      <style:text-properties officeooo:rsid="00085f08" officeooo:paragraph-rsid="00085f08"/>
    </style:style>
    <style:style style:name="P6" style:family="paragraph" style:parent-style-name="Standard">
      <style:text-properties officeooo:paragraph-rsid="0007a25d"/>
    </style:style>
    <style:style style:name="P7" style:family="paragraph" style:parent-style-name="Standard">
      <style:text-properties officeooo:rsid="000a1096" officeooo:paragraph-rsid="000a1096"/>
    </style:style>
    <style:style style:name="P8" style:family="paragraph" style:parent-style-name="Standard">
      <style:text-properties officeooo:rsid="000ba3a9" officeooo:paragraph-rsid="000ba3a9"/>
    </style:style>
    <style:style style:name="P9" style:family="paragraph" style:parent-style-name="Standard">
      <style:text-properties officeooo:rsid="000ba3a9" officeooo:paragraph-rsid="000e2054"/>
    </style:style>
    <style:style style:name="T1" style:family="text">
      <style:text-properties officeooo:rsid="0001e058"/>
    </style:style>
    <style:style style:name="T2" style:family="text">
      <style:text-properties officeooo:rsid="0004af65"/>
    </style:style>
    <style:style style:name="T3" style:family="text">
      <style:text-properties officeooo:rsid="0007a25d"/>
    </style:style>
    <style:style style:name="T4" style:family="text">
      <style:text-properties fo:font-variant="normal" fo:text-transform="none" fo:color="#333333" style:font-name="arial" fo:letter-spacing="normal" fo:font-style="normal" fo:font-weight="normal"/>
    </style:style>
    <style:style style:name="T5" style:family="text">
      <style:text-properties fo:font-variant="normal" fo:text-transform="none" fo:color="#333333" style:font-name="arial" fo:letter-spacing="normal" fo:font-style="normal" fo:font-weight="normal" officeooo:rsid="000e2054"/>
    </style:style>
    <style:style style:name="T6" style:family="text">
      <style:text-properties fo:font-variant="normal" fo:text-transform="none" fo:color="#333333" style:font-name="arial" fo:letter-spacing="normal" fo:font-style="normal" fo:font-weight="normal" officeooo:rsid="001436f5"/>
    </style:style>
    <style:style style:name="T7" style:family="text">
      <style:text-properties officeooo:rsid="000d30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A Lightweight In-Vehicle Alcohol Detection using Smart Sensing and Supervised Learning</text:p>
      <text:p text:style-name="P1"/>
      <text:p text:style-name="P1"/>
      <text:p text:style-name="P2">2. Earth<text:span text:style-name="T2">qu</text:span>ake warning system for central asia u<text:span text:style-name="T2">s</text:span>ing Machine learning</text:p>
      <text:p text:style-name="P2"><text:tab/><text:a xlink:type="simple" xlink:href="https://cs230.stanford.edu/projects_spring_2018/posters/8284514.pdf" text:style-name="Internet_20_link" text:visited-style-name="Visited_20_Internet_20_Link">https://cs230.stanford.edu/projects_spring_2018/posters/8284514.pdf</text:a></text:p>
      <text:p text:style-name="P2"><text:tab/><text:a xlink:type="simple" xlink:href="https://dataservices.gfz-potsdam.de/panmetaworks/showshort.php?id=escidoc:1189888" text:style-name="Internet_20_link" text:visited-style-name="Visited_20_Internet_20_Link">https://dataservices.gfz-potsdam.de/panmetaworks/showshort.php?id=escidoc:1189888</text:a></text:p>
      <text:p text:style-name="P2"><text:s/></text:p>
      <text:p text:style-name="P3">3. Use machine learning to predict the success rate of terrorist attacks</text:p>
      <text:p text:style-name="P3"><text:tab/>. <text:span text:style-name="T3">Dataset found</text:span></text:p>
      <text:p text:style-name="P3"/>
      <text:p text:style-name="P4">4. Visual emotional analysis using machine learning</text:p>
      <text:p text:style-name="P4"/>
      <text:p text:style-name="P5">5. Using ML techniques to distinguish real images from fake images</text:p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7">6. Machine learning and deep learning techniques to detect indoor fire</text:p>
      <text:p text:style-name="P7"><text:s/><text:a xlink:type="simple" xlink:href="https://ieee-dataport.org/documents/idfire-image-dataset-indoor-fire-load-recognition" text:style-name="Internet_20_link" text:visited-style-name="Visited_20_Internet_20_Link">https://ieee-dataport.org/documents/idfire-image-dataset-indoor-fire-load-recognition</text:a></text:p>
      <text:p text:style-name="P7"/>
      <text:p text:style-name="P7"/>
      <text:p text:style-name="P8">7. Machine learning techniques to detect the shrinking of issykul <text:span text:style-name="T7">and toktogul</text:span></text:p>
      <text:p text:style-name="P8"><text:a xlink:type="simple" xlink:href="https://dahiti.dgfi.tum.de/en/47/water-level/" text:style-name="Internet_20_link" text:visited-style-name="Visited_20_Internet_20_Link"><text:span text:style-name="Strong_20_Emphasis"><text:span text:style-name="T4">https://dahiti.dgfi.tum.de/en/47/water-level/</text:span></text:span></text:a></text:p>
      <text:p text:style-name="P8"><text:span text:style-name="Strong_20_Emphasis"><text:span text:style-name="T4"/></text:span></text:p>
      <text:p text:style-name="P9"><text:span text:style-name="Strong_20_Emphasis"><text:span text:style-name="T5">8. Machine learning techniques detect the depth of the snow on hamliyas</text:span></text:span></text:p>
      <text:p text:style-name="P8"><text:span text:style-name="Strong_20_Emphasis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3:46:29.349967815</meta:creation-date>
    <dc:date>2022-09-26T19:28:37.022849946</dc:date>
    <meta:editing-duration>PT6H14M4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94" meta:character-count="863" meta:non-whitespace-character-count="777"/>
  </office:meta>
</office:document-meta>
</file>